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Perfecto. Desde un <text:span text:style-name="Strong_20_Emphasis">punto de vista técnico y funcional</text:span>, si queremos describir a <text:span text:style-name="Emphasis">la vida</text:span> como un sistema inteligente (el sistema que será modelado en los capítulos siguientes), en el laboratorio del Capítulo 8 debemos centrarnos en establecer <text:span text:style-name="Strong_20_Emphasis">qué es la vida como sistema</text:span>, <text:span text:style-name="Strong_20_Emphasis">por qué existe</text:span>, y <text:span text:style-name="Strong_20_Emphasis">cuál es su rol funcional</text:span> dentro de una lógica general de resolución de problemas.</text:p>
      <text:p text:style-name="Text_20_body">Aquí te dejo una propuesta clara y ordenada de las <text:span text:style-name="Strong_20_Emphasis">características técnicas esenciales</text:span> que deberíamos incluir en el laboratorio de este capítulo:</text:p>
      <text:p text:style-name="Horizontal_20_Line"/>
      <text:h text:style-name="Heading_20_2" text:outline-level="2">🔬 Laboratorio — Capítulo 8: <text:span text:style-name="Emphasis">¿Qué es la vida?</text:span></text:h>
      <text:h text:style-name="Heading_20_3" text:outline-level="3">1. <text:span text:style-name="Strong_20_Emphasis">Función en el sistema</text:span></text:h>
      <text:list xml:id="list3188848940" text:style-name="L1">
        <text:list-item>
          <text:p text:style-name="P1">La vida es <text:span text:style-name="Strong_20_Emphasis">un sistema de resolución de problemas</text:span>.</text:p>
        </text:list-item>
        <text:list-item>
          <text:p text:style-name="P1">Su función principal es <text:span text:style-name="Strong_20_Emphasis">buscar soluciones adaptativas</text:span> a condiciones impuestas por el entorno.</text:p>
        </text:list-item>
        <text:list-item>
          <text:p text:style-name="P1">Puede considerarse una <text:span text:style-name="Strong_20_Emphasis">máquina de cómputo biológico</text:span> distribuido.</text:p>
        </text:list-item>
      </text:list>
      <text:p text:style-name="Horizontal_20_Line"/>
      <text:h text:style-name="Heading_20_3" text:outline-level="3">2. <text:span text:style-name="Strong_20_Emphasis">Necesidad de su existencia</text:span></text:h>
      <text:list xml:id="list3983164758" text:style-name="L2">
        <text:list-item>
          <text:p text:style-name="P2">Surge como una <text:span text:style-name="Strong_20_Emphasis">solución espontánea</text:span> para explorar espacios complejos de posibilidades.</text:p>
        </text:list-item>
        <text:list-item>
          <text:p text:style-name="P2">Es <text:span text:style-name="Strong_20_Emphasis">el único sistema conocido capaz de generar orden funcional</text:span> en un entorno caótico.</text:p>
        </text:list-item>
        <text:list-item>
          <text:p text:style-name="P2">Es necesaria cuando los problemas son demasiado grandes, inciertos o variables como para resolverse con lógica directa.</text:p>
        </text:list-item>
      </text:list>
      <text:p text:style-name="Horizontal_20_Line"/>
      <text:h text:style-name="Heading_20_3" text:outline-level="3">3. <text:span text:style-name="Strong_20_Emphasis">Características técnicas</text:span></text:h>
      <text:list xml:id="list2366534300" text:style-name="L3">
        <text:list-item>
          <text:p text:style-name="P3"><text:span text:style-name="Strong_20_Emphasis">Autoorganización:</text:span> Se estructura a partir de componentes simples (individuos) sin necesidad de un controlador central.</text:p>
        </text:list-item>
        <text:list-item>
          <text:p text:style-name="P3"><text:span text:style-name="Strong_20_Emphasis">Modularidad:</text:span> Está compuesta por unidades independientes (individuos) que contienen copias locales de la información (ADN).</text:p>
        </text:list-item>
        <text:list-item>
          <text:p text:style-name="P3"><text:span text:style-name="Strong_20_Emphasis">Evolutividad:</text:span> Puede transformar su estructura a lo largo del tiempo mediante reproducción y selección.</text:p>
        </text:list-item>
        <text:list-item>
          <text:p text:style-name="P3"><text:span text:style-name="Strong_20_Emphasis">Redundancia funcional:</text:span> Cualquier individuo puede reiniciar el sistema completo si contiene el ADN necesario.</text:p>
        </text:list-item>
        <text:list-item>
          <text:p text:style-name="P3"><text:span text:style-name="Strong_20_Emphasis">Paralelismo masivo:</text:span> Opera con múltiples soluciones en paralelo (múltiples individuos).</text:p>
        </text:list-item>
        <text:list-item>
          <text:p text:style-name="P3"><text:span text:style-name="Strong_20_Emphasis">Persistencia cíclica:</text:span> Nunca se detiene, se mantiene viva gracias a la reproducción cíclica.</text:p>
        </text:list-item>
        <text:list-item>
          <text:p text:style-name="P3"><text:soft-page-break/><text:span text:style-name="Strong_20_Emphasis">Capacidad de adaptación:</text:span> Cambia su estructura y reglas internas para resolver nuevos tipos de problemas.</text:p>
        </text:list-item>
      </text:list>
      <text:p text:style-name="Horizontal_20_Line"/>
      <text:h text:style-name="Heading_20_3" text:outline-level="3">4. <text:span text:style-name="Strong_20_Emphasis">Comportamiento emergente</text:span></text:h>
      <text:list xml:id="list2539920281" text:style-name="L4">
        <text:list-item>
          <text:p text:style-name="P4">Aunque no tiene un plan central, <text:span text:style-name="Strong_20_Emphasis">emerge una inteligencia colectiva</text:span> que puede considerarse "la mente de la vida".</text:p>
        </text:list-item>
        <text:list-item>
          <text:p text:style-name="P4">Se comporta como una criatura gigantesca, distribuida en espacio y tiempo.</text:p>
        </text:list-item>
      </text:list>
      <text:p text:style-name="Horizontal_20_Line"/>
      <text:h text:style-name="Heading_20_3" text:outline-level="3">5. <text:span text:style-name="Strong_20_Emphasis">Límites</text:span></text:h>
      <text:list xml:id="list2327287418" text:style-name="L5">
        <text:list-item>
          <text:p text:style-name="P5">No puede modificar directamente su memoria genética (por eso necesita reproducción).</text:p>
        </text:list-item>
        <text:list-item>
          <text:p text:style-name="P5">Está limitada a operar dentro de las leyes físicas y químicas del entorno.</text:p>
        </text:list-item>
      </text:list>
      <text:p text:style-name="Horizontal_20_Line"/>
      <text:p text:style-name="Text_20_body">¿Te gustaría que ahora pasemos a redactar un posible esquema o borrador técnico del laboratorio basado en estos puntos? Puedo ayudarte con una <text:a xlink:type="simple" xlink:href="https://chatgpt.com/c/f" text:style-name="Internet_20_link" text:visited-style-name="Visited_20_Internet_20_Link">estructura narrativa detallada</text:a> o con un <text:a xlink:type="simple" xlink:href="https://chatgpt.com/c/f" text:style-name="Internet_20_link" text:visited-style-name="Visited_20_Internet_20_Link">resumen visual funcional del sistema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5T10:07:35.989000000</meta:creation-date>
    <dc:date>2025-06-25T10:08:58.190000000</dc:date>
    <meta:editing-duration>PT1M22S</meta:editing-duration>
    <meta:editing-cycles>1</meta:editing-cycles>
    <meta:document-statistic meta:table-count="0" meta:image-count="0" meta:object-count="0" meta:page-count="2" meta:paragraph-count="26" meta:word-count="382" meta:character-count="2480" meta:non-whitespace-character-count="2140"/>
    <meta:generator>LibreOffice/7.3.5.2$Windows_X86_64 LibreOffice_project/184fe81b8c8c30d8b5082578aee2fed2ea847c01</meta:generator>
  </office:meta>
</office:document-meta>
</file>